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  <style:text-properties style:font-name="Comic Sans MS1" fo:font-size="30pt" style:font-size-asian="30pt" style:font-size-complex="30pt"/>
    </style:style>
    <style:style style:name="P3" style:family="paragraph">
      <style:paragraph-properties fo:text-align="center"/>
    </style:style>
    <style:style style:name="T1" style:family="text">
      <style:text-properties style:font-name="Comic Sans MS1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5.8cm" svg:height="9.5cm" svg:x="1.8cm" svg:y="1.3cm">
          <text:p text:style-name="P1"><text:span text:style-name="T1">Haskell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8cm" svg:height="6.6cm" svg:x="1.8cm" svg:y="13.1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0.213cm" svg:height="2.1cm" svg:x="2.9cm" svg:y="7.4cm">
          <text:p text:style-name="P1"><text:span text:style-name="T1">peek :: Ptr a -&gt; IO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12.651cm" svg:height="2.1cm" svg:x="14.549cm" svg:y="7.4cm">
          <text:p text:style-name="P1"><text:span text:style-name="T1">poke :: Ptr a -&gt; a -&gt;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7cm" svg:height="5.2cm" svg:x="17.7cm" svg:y="2.7cm">
          <text:p text:style-name="P1"><text:span text:style-name="T1">Write</text:span></text:p>
          <text:p text:style-name="P1"><text:span text:style-name="T1">Int</text:span></text:p>
          <text:p text:style-name="P1"><text:span text:style-name="T1">valu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4" draw:id="id4" draw:layer="layout" svg:width="10cm" svg:height="2.1cm" svg:x="3cm" svg:y="12.1cm">
          <text:p text:style-name="P1"><text:span text:style-name="T1">pointerA :: Ptr 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7cm" svg:height="5.2cm" svg:x="4.5cm" svg:y="2.7cm">
          <text:p text:style-name="P1"><text:span text:style-name="T1">Get</text:span></text:p>
          <text:p text:style-name="P1"><text:span text:style-name="T1">Int</text:span></text:p>
          <text:p text:style-name="P1"><text:span text:style-name="T1">value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2" draw:id="id2" draw:layer="layout" svg:width="10.1cm" svg:height="2.1cm" svg:x="15.8cm" svg:y="12.1cm">
          <text:p text:style-name="P1"><text:span text:style-name="T1">pointerB :: Ptr 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7.7cm" svg:height="2.4cm" svg:x="10.7cm" svg:y="15.4cm">
          <text:p text:style-name="P1"><text:span text:style-name="T1">Memory are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0.874cm" svg:y1="9.5cm" svg:x2="20.85cm" svg:y2="12.1cm" draw:start-shape="id1" draw:end-shape="id2" svg:d="m20874 9500c0 1951-24 652-24 2600" svg:viewBox="0 0 25 2601">
          <text:p/>
        </draw:connector>
        <draw:connector draw:style-name="gr4" draw:text-style-name="P3" draw:layer="layout" draw:type="curve" svg:x1="20.85cm" svg:y1="14.2cm" svg:x2="18.4cm" svg:y2="16.6cm" draw:start-shape="id2" draw:start-glue-point="2" draw:end-shape="id3" draw:end-glue-point="1" svg:d="m20850 14200c0 1600-816 2400-2450 2400" svg:viewBox="0 0 2451 2401">
          <text:p/>
        </draw:connector>
        <draw:connector draw:style-name="gr4" draw:text-style-name="P3" draw:layer="layout" draw:type="curve" svg:x1="10.7cm" svg:y1="16.6cm" svg:x2="8cm" svg:y2="14.2cm" draw:start-shape="id3" draw:start-glue-point="3" draw:end-shape="id4" svg:d="m10700 16600c-1800 0-2700-800-2700-2400" svg:viewBox="0 0 2701 2401">
          <text:p/>
        </draw:connector>
        <draw:connector draw:style-name="gr4" draw:text-style-name="P3" draw:layer="layout" draw:type="curve" svg:x1="8cm" svg:y1="12.1cm" svg:x2="8.006cm" svg:y2="9.5cm" draw:start-shape="id4" draw:end-shape="id5" draw:end-glue-point="2" svg:d="m8000 12100c0-1948 6-649 6-2600" svg:viewBox="0 0 7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12-11T20:09:50.946017408</dc:date>
    <dc:creator>Okabe Kiwamu</dc:creator>
    <meta:editing-duration>PT51M37S</meta:editing-duration>
    <meta:editing-cycles>73</meta:editing-cycles>
    <meta:generator>LibreOffice/4.1.3.2$Linux_X86_64 LibreOffice_project/410m0$Build-2</meta:generator>
    <meta:document-statistic meta:object-count="13"/>
  </office:meta>
</office:document-meta>
</file>